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2.833cm" style:rel-column-width="10921*"/>
    </style:style>
    <style:style style:name="Tabel1.B" style:family="table-column">
      <style:table-column-properties style:column-width="2.833cm" style:rel-column-width="10922*"/>
    </style:style>
    <style:style style:name="Tabel1.E" style:family="table-column">
      <style:table-column-properties style:column-width="2.835cm" style:rel-column-width="10925*"/>
    </style:style>
    <style:style style:name="Tabel1.F" style:family="table-column">
      <style:table-column-properties style:column-width="2.835cm" style:rel-column-width="10924*"/>
    </style:style>
    <style:style style:name="Tabel1.1" style:family="table-row">
      <style:table-row-properties fo:keep-together="always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F1" style:family="table-cell">
      <style:table-cell-properties fo:padding="0.097cm" fo:border="0.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399cm" style:rel-column-width="13106*"/>
    </style:style>
    <style:style style:name="Tabel2.C" style:family="table-column">
      <style:table-column-properties style:column-width="3.401cm" style:rel-column-width="13107*"/>
    </style:style>
    <style:style style:name="Tabel2.E" style:family="table-column">
      <style:table-column-properties style:column-width="3.401cm" style:rel-column-width="13110*"/>
    </style:style>
    <style:style style:name="Tabel2.1" style:family="table-row">
      <style:table-row-properties fo:keep-together="always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E1" style:family="table-cell">
      <style:table-cell-properties fo:padding="0.097cm" fo:border="0.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2.833cm" style:rel-column-width="10921*"/>
    </style:style>
    <style:style style:name="Tabel3.C" style:family="table-column">
      <style:table-column-properties style:column-width="2.833cm" style:rel-column-width="10922*"/>
    </style:style>
    <style:style style:name="Tabel3.E" style:family="table-column">
      <style:table-column-properties style:column-width="2.835cm" style:rel-column-width="10924*"/>
    </style:style>
    <style:style style:name="Tabel3.F" style:family="table-column">
      <style:table-column-properties style:column-width="2.835cm" style:rel-column-width="10925*"/>
    </style:style>
    <style:style style:name="Tabel3.1" style:family="table-row">
      <style:table-row-properties fo:keep-together="always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F1" style:family="table-cell">
      <style:table-cell-properties fo:padding="0.097cm" fo:border="0.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2.833cm" style:rel-column-width="10921*"/>
    </style:style>
    <style:style style:name="Tabel4.C" style:family="table-column">
      <style:table-column-properties style:column-width="2.833cm" style:rel-column-width="10922*"/>
    </style:style>
    <style:style style:name="Tabel4.E" style:family="table-column">
      <style:table-column-properties style:column-width="2.835cm" style:rel-column-width="10924*"/>
    </style:style>
    <style:style style:name="Tabel4.F" style:family="table-column">
      <style:table-column-properties style:column-width="2.835cm" style:rel-column-width="10925*"/>
    </style:style>
    <style:style style:name="Tabel4.1" style:family="table-row">
      <style:table-row-properties fo:keep-together="always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F1" style:family="table-cell">
      <style:table-cell-properties fo:padding="0.097cm" fo:border="0.5pt solid #000000"/>
    </style:style>
    <style:style style:name="P1" style:family="paragraph" style:parent-style-name="Heading_20_1">
      <style:text-properties fo:language="zxx" fo:country="none" officeooo:rsid="0014b41b" officeooo:paragraph-rsid="0014b41b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paragraph-rsid="0014b41b" style:language-asian="zxx" style:country-asian="none" style:language-complex="zxx" style:country-complex="none"/>
    </style:style>
    <style:style style:name="P3" style:family="paragraph" style:parent-style-name="Heading_20_2">
      <style:text-properties fo:language="zxx" fo:country="none" officeooo:rsid="0014b41b" officeooo:paragraph-rsid="0014b41b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rsid="0014b41b" officeooo:paragraph-rsid="0014b41b" style:language-asian="zxx" style:country-asian="none" style:language-complex="zxx" style:country-complex="none"/>
    </style:style>
    <style:style style:name="P5" style:family="paragraph" style:parent-style-name="Text_20_body" style:list-style-name="L1">
      <style:text-properties fo:language="zxx" fo:country="none" officeooo:rsid="0014b41b" officeooo:paragraph-rsid="0014b41b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fo:language="zxx" fo:country="none" officeooo:rsid="0016824b" officeooo:paragraph-rsid="0016824b" style:language-asian="zxx" style:country-asian="none" style:language-complex="zxx" style:country-complex="none"/>
    </style:style>
    <style:style style:name="P7" style:family="paragraph" style:parent-style-name="Text_20_body" style:list-style-name="L1">
      <style:text-properties fo:language="zxx" fo:country="none" officeooo:rsid="001701d8" officeooo:paragraph-rsid="001701d8" style:language-asian="zxx" style:country-asian="none" style:language-complex="zxx" style:country-complex="none"/>
    </style:style>
    <style:style style:name="P8" style:family="paragraph" style:parent-style-name="Text_20_body">
      <style:text-properties fo:language="zxx" fo:country="none" officeooo:rsid="001701d8" officeooo:paragraph-rsid="001701d8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officeooo:rsid="0016824b" officeooo:paragraph-rsid="0016824b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16824b" officeooo:paragraph-rsid="0016824b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1a2091" officeooo:paragraph-rsid="001a2091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16824b" officeooo:paragraph-rsid="001955f8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1852ed" officeooo:paragraph-rsid="001955f8" style:language-asian="zxx" style:country-asian="none" style:language-complex="zxx" style:country-complex="none"/>
    </style:style>
    <style:style style:name="P15" style:family="paragraph" style:parent-style-name="Text_20_body">
      <style:text-properties fo:language="zxx" fo:country="none" officeooo:rsid="001701d8" officeooo:paragraph-rsid="0016824b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rsid="0016824b" officeooo:paragraph-rsid="001852ed" style:language-asian="zxx" style:country-asian="none" style:language-complex="zxx" style:country-complex="none"/>
    </style:style>
    <style:style style:name="P17" style:family="paragraph" style:parent-style-name="Table_20_Contents">
      <style:text-properties fo:language="zxx" fo:country="none" officeooo:rsid="001955f8" officeooo:paragraph-rsid="001955f8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1852ed" officeooo:paragraph-rsid="001852ed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rsid="001852ed" officeooo:paragraph-rsid="0019d5f6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701d8" officeooo:paragraph-rsid="001852ed" style:language-asian="zxx" style:country-asian="none" style:language-complex="zxx" style:country-complex="none"/>
    </style:style>
    <style:style style:name="P21" style:family="paragraph" style:parent-style-name="Table_20_Contents">
      <style:text-properties fo:language="zxx" fo:country="none" officeooo:rsid="001955f8" officeooo:paragraph-rsid="0019d5f6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9bc85" officeooo:paragraph-rsid="0019bc85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16824b" officeooo:paragraph-rsid="0019bc85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1955f8" officeooo:paragraph-rsid="0019bc85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19bc85" officeooo:paragraph-rsid="0019bc85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701d8" officeooo:paragraph-rsid="0019bc85" style:language-asian="zxx" style:country-asian="none" style:language-complex="zxx" style:country-complex="none"/>
    </style:style>
    <style:style style:name="T1" style:family="text">
      <style:text-properties officeooo:rsid="001955f8"/>
    </style:style>
    <style:style style:name="T2" style:family="text">
      <style:text-properties officeooo:rsid="001852ed"/>
    </style:style>
    <style:style style:name="T3" style:family="text">
      <style:text-properties officeooo:rsid="0019bc85"/>
    </style:style>
    <style:style style:name="T4" style:family="text">
      <style:text-properties officeooo:rsid="0019d5f6"/>
    </style:style>
    <style:style style:name="T5" style:family="text">
      <style:text-properties officeooo:rsid="001a20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-Spoons database design</text:h>
      <text:p text:style-name="P2"/>
      <text:h text:style-name="P3" text:outline-level="2">Purpose</text:h>
      <text:p text:style-name="P4">The purpose of this database is to store the data submitted by users. The data this server should store include</text:p>
      <text:list text:style-name="L1">
        <text:list-item>
          <text:p text:style-name="P5">User information</text:p>
          <text:list>
            <text:list-item>
              <text:p text:style-name="P5">Preferred name</text:p>
            </text:list-item>
            <text:list-item>
              <text:p text:style-name="P5">Settings (Master AI disable switch, notifications enabled, etc.)</text:p>
            </text:list-item>
          </text:list>
        </text:list-item>
        <text:list-item>
          <text:p text:style-name="P5">Logs</text:p>
          <text:list>
            <text:list-item>
              <text:p text:style-name="P5">Entries</text:p>
              <text:list>
                <text:list-item>
                  <text:p text:style-name="P5">Basic mood</text:p>
                  <text:list>
                    <text:list-item>
                      <text:p text:style-name="P5">Integer: Happiness</text:p>
                    </text:list-item>
                    <text:list-item>
                      <text:p text:style-name="P5">Integer: Energy</text:p>
                    </text:list-item>
                    <text:list-item>
                      <text:p text:style-name="P5">Boolean: Value is automatically assigned via quick-log mode?</text:p>
                    </text:list-item>
                  </text:list>
                </text:list-item>
                <text:list-item>
                  <text:p text:style-name="P6">Notes</text:p>
                  <text:list>
                    <text:list-item>
                      <text:p text:style-name="P6">Text: Note contents</text:p>
                    </text:list-item>
                  </text:list>
                </text:list-item>
                <text:list-item>
                  <text:p text:style-name="P6">Timestamp: Time of submission</text:p>
                </text:list-item>
                <text:list-item>
                  <text:p text:style-name="P6">Boolean: User prefers this entry to have AI disabled</text:p>
                </text:list-item>
              </text:list>
            </text:list-item>
          </text:list>
        </text:list-item>
        <text:list-item>
          <text:p text:style-name="P6">Calendar</text:p>
          <text:list>
            <text:list-item>
              <text:p text:style-name="P6">Events</text:p>
              <text:list>
                <text:list-item>
                  <text:p text:style-name="P6">Timestamp: Start time of event</text:p>
                </text:list-item>
                <text:list-item>
                  <text:p text:style-name="P6">Timestamp: End time of event</text:p>
                </text:list-item>
                <text:list-item>
                  <text:p text:style-name="P6">String: Title of event</text:p>
                </text:list-item>
                <text:list-item>
                  <text:p text:style-name="P6">String: User note</text:p>
                </text:list-item>
              </text:list>
            </text:list-item>
          </text:list>
        </text:list-item>
        <text:list-item>
          <text:p text:style-name="P6">Notifications</text:p>
          <text:list>
            <text:list-item>
              <text:p text:style-name="P6">Text: Notification type (log reminder?)</text:p>
            </text:list-item>
            <text:list-item>
              <text:p text:style-name="P6">Boolean: Notification sent</text:p>
            </text:list-item>
            <text:list-item>
              <text:p text:style-name="P7">JSON: Notification contents</text:p>
              <text:list>
                <text:list-item>
                  <text:p text:style-name="P7">If empty or null, use the default notification content for this notification type</text:p>
                </text:list-item>
              </text:list>
            </text:list-item>
            <text:list-item>
              <text:p text:style-name="P7">Timestamp: Notification sent date</text:p>
            </text:list-item>
            <text:list-item>
              <text:p text:style-name="P6">UUID foreign key: Recipient user</text:p>
            </text:list-item>
          </text:list>
        </text:list-item>
        <text:list-item>
          <text:p text:style-name="P6"><text:soft-page-break/>Auth</text:p>
          <text:list>
            <text:list-item>
              <text:p text:style-name="P6">Auth is handled by Supabase Auth.</text:p>
            </text:list-item>
          </text:list>
        </text:list-item>
      </text:list>
      <text:p text:style-name="P8">ENTRIES IN LOGS AND CALENDAR SHOULD BE ENCRYPTED!</text:p>
      <text:p text:style-name="P2"/>
      <text:h text:style-name="P9" text:outline-level="2">Tables</text:h>
      <text:p text:style-name="P10">Table name: users</text:p>
      <table:table table:name="Tabel1" table:style-name="Tabel1">
        <table:table-column table:style-name="Tabel1.A"/>
        <table:table-column table:style-name="Tabel1.B" table:number-columns-repeated="2"/>
        <table:table-column table:style-name="Tabel1.A"/>
        <table:table-column table:style-name="Tabel1.E"/>
        <table:table-column table:style-name="Tabel1.F"/>
        <table:table-row table:style-name="Tabel1.1">
          <table:table-cell table:style-name="Tabel1.A1" office:value-type="string">
            <text:p text:style-name="P11"><text:span text:style-name="T1">id</text:span> (foreign key, primary key)</text:p>
          </table:table-cell>
          <table:table-cell table:style-name="Tabel1.A1" office:value-type="string">
            <text:p text:style-name="P11">preferred_name (text)</text:p>
          </table:table-cell>
          <table:table-cell table:style-name="Tabel1.A1" office:value-type="string">
            <text:p text:style-name="P11">settings (json)</text:p>
          </table:table-cell>
          <table:table-cell table:style-name="Tabel1.A1" office:value-type="string">
            <text:p text:style-name="P12">last_update (timestamp)</text:p>
          </table:table-cell>
          <table:table-cell table:style-name="Tabel1.A1" office:value-type="string">
            <text:p text:style-name="P13">wants_notifications (bool<text:span text:style-name="T1"> NOT NULL</text:span>)</text:p>
          </table:table-cell>
          <table:table-cell table:style-name="Tabel1.F1" office:value-type="string">
            <text:p text:style-name="P14">data_key (base64 text<text:span text:style-name="T1"> NOT NULL)</text:span> (24 random characters)</text:p>
          </table:table-cell>
        </table:table-row>
      </table:table>
      <text:p text:style-name="P15"/>
      <text:p text:style-name="P8">Table name: logs</text:p>
      <table:table table:name="Tabel2" table:style-name="Tabel2">
        <table:table-column table:style-name="Tabel2.A" table:number-columns-repeated="2"/>
        <table:table-column table:style-name="Tabel2.C"/>
        <table:table-column table:style-name="Tabel2.A"/>
        <table:table-column table:style-name="Tabel2.E"/>
        <table:table-row table:style-name="Tabel2.1">
          <table:table-cell table:style-name="Tabel2.A1" office:value-type="string">
            <text:p text:style-name="P16">user<text:span text:style-name="T1">_id</text:span> (foreign key<text:span text:style-name="T2">)</text:span></text:p>
          </table:table-cell>
          <table:table-cell table:style-name="Tabel2.A1" office:value-type="string">
            <text:p text:style-name="P17">id (primary key, bigint NOT NULL)</text:p>
          </table:table-cell>
          <table:table-cell table:style-name="Tabel2.A1" office:value-type="string">
            <text:p text:style-name="P14">submission_time (timestamp<text:span text:style-name="T1"> NOT NULL</text:span>)</text:p>
          </table:table-cell>
          <table:table-cell table:style-name="Tabel2.A1" office:value-type="string">
            <text:p text:style-name="P18">ai_disabled (bool)</text:p>
          </table:table-cell>
          <table:table-cell table:style-name="Tabel2.E1" office:value-type="string">
            <text:p text:style-name="P19">encrypted_data <text:span text:style-name="T3">(</text:span><text:span text:style-name="T4">bytea hex</text:span><text:span text:style-name="T3"> NOT NULL)</text:span></text:p>
          </table:table-cell>
        </table:table-row>
      </table:table>
      <text:p text:style-name="P20"/>
      <text:p text:style-name="P8">Table name: calendar<text:span text:style-name="T2">_events</text:span></text:p>
      <table:table table:name="Tabel3" table:style-name="Tabel3">
        <table:table-column table:style-name="Tabel3.A" table:number-columns-repeated="2"/>
        <table:table-column table:style-name="Tabel3.C" table:number-columns-repeated="2"/>
        <table:table-column table:style-name="Tabel3.E"/>
        <table:table-column table:style-name="Tabel3.F"/>
        <table:table-row table:style-name="Tabel3.1">
          <table:table-cell table:style-name="Tabel3.A1" office:value-type="string">
            <text:p text:style-name="P16">user<text:span text:style-name="T1">_id</text:span> (foreign key<text:span text:style-name="T2">)</text:span></text:p>
          </table:table-cell>
          <table:table-cell table:style-name="Tabel3.A1" office:value-type="string">
            <text:p text:style-name="P17">id (primary key, bigint NOT NULL)</text:p>
          </table:table-cell>
          <table:table-cell table:style-name="Tabel3.A1" office:value-type="string">
            <text:p text:style-name="P18">start_time (timestamp <text:span text:style-name="T1">NOT NULL</text:span>)</text:p>
          </table:table-cell>
          <table:table-cell table:style-name="Tabel3.A1" office:value-type="string">
            <text:p text:style-name="P18">end_time (timestamp <text:span text:style-name="T1">NOT NULL</text:span>)</text:p>
          </table:table-cell>
          <table:table-cell table:style-name="Tabel3.A1" office:value-type="string">
            <text:p text:style-name="P17">source (integer NOT NULL)</text:p>
          </table:table-cell>
          <table:table-cell table:style-name="Tabel3.F1" office:value-type="string">
            <text:p text:style-name="P21">encrypted_data <text:span text:style-name="T3">(</text:span><text:span text:style-name="T4">bytea hex</text:span><text:span text:style-name="T3"> NOT NULL)</text:span></text:p>
          </table:table-cell>
        </table:table-row>
      </table:table>
      <text:p text:style-name="P20"/>
      <text:p text:style-name="P22">The source column refers to where the calendar event is imported from. -1 means a calendar event created in ai-spoons. 0 and up refer to imported calendars from other apps <text:span text:style-name="T5">stored in an array in the user settings.</text:span></text:p>
      <text:p text:style-name="P20"/>
      <text:p text:style-name="P8">Table name: notifications</text:p>
      <table:table table:name="Tabel4" table:style-name="Tabel4">
        <table:table-column table:style-name="Tabel4.A" table:number-columns-repeated="2"/>
        <table:table-column table:style-name="Tabel4.C" table:number-columns-repeated="2"/>
        <table:table-column table:style-name="Tabel4.E"/>
        <table:table-column table:style-name="Tabel4.F"/>
        <table:table-row table:style-name="Tabel4.1">
          <table:table-cell table:style-name="Tabel4.A1" office:value-type="string">
            <text:p text:style-name="P23">user<text:span text:style-name="T1">_id</text:span> (foreign key<text:span text:style-name="T2">)</text:span></text:p>
          </table:table-cell>
          <table:table-cell table:style-name="Tabel4.A1" office:value-type="string">
            <text:p text:style-name="P24">id (primary key, bigint NOT NULL)</text:p>
          </table:table-cell>
          <table:table-cell table:style-name="Tabel4.A1" office:value-type="string">
            <text:p text:style-name="P25">type (text NOT NULL)</text:p>
          </table:table-cell>
          <table:table-cell table:style-name="Tabel4.A1" office:value-type="string">
            <text:p text:style-name="P25">sent (bool NOT NULL)</text:p>
          </table:table-cell>
          <table:table-cell table:style-name="Tabel4.A1" office:value-type="string">
            <text:p text:style-name="P25">encrypted_data (<text:span text:style-name="T4">bytea hex</text:span> NOT NULL)</text:p>
          </table:table-cell>
          <table:table-cell table:style-name="Tabel4.F1" office:value-type="string">
            <text:p text:style-name="P25">sent_time (timestamp NOT NULL)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1T14:18:18.969582719</meta:creation-date>
    <dc:date>2025-05-01T18:07:24.044872300</dc:date>
    <meta:editing-duration>PT21M</meta:editing-duration>
    <meta:editing-cycles>3</meta:editing-cycles>
    <meta:generator>LibreOffice/25.2.2.2$Windows_X86_64 LibreOffice_project/7370d4be9e3cf6031a51beef54ff3bda878e3fac</meta:generator>
    <meta:document-statistic meta:table-count="4" meta:image-count="0" meta:object-count="0" meta:page-count="2" meta:paragraph-count="61" meta:word-count="311" meta:character-count="1888" meta:non-whitespace-character-count="1666"/>
  </office:meta>
</office:document-meta>
</file>